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6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DejaVu Sans Mono" fo:font-size="9pt" fo:language="none" fo:country="none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none" style:country-asian="none" style:font-weight-asian="normal" style:font-name-complex="DejaVu Sans Mono" style:font-size-complex="9pt" style:language-complex="none" style:country-complex="none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a9b7c6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a9b7c6" style:text-outline="false" style:text-line-through-style="none" style:text-line-through-type="none" style:font-name="DejaVu Sans Mono" fo:font-size="9pt" fo:language="none" fo:country="none" fo:text-shadow="none" style:text-underline-style="none" style:text-underline-mode="continuous" style:text-overline-mode="continuous" style:text-line-through-mode="continuous" style:font-name-asian="DejaVu Sans Mono" style:font-size-asian="9pt" style:language-asian="none" style:country-asian="none" style:font-name-complex="DejaVu Sans Mono" style:font-size-complex="9pt" style:language-complex="none" style:country-complex="none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Deviation</text:p>
          </table:table-cell>
          <table:table-cell office:value-type="string" calcext:value-type="string">
            <text:p>coefficient of vari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4818.697" calcext:value-type="float">
            <text:p>4818.697</text:p>
          </table:table-cell>
          <table:table-cell office:value-type="float" office:value="3757.356" calcext:value-type="float">
            <text:p>3757.356</text:p>
          </table:table-cell>
          <table:table-cell table:style-name="ce1" office:value-type="float" office:value="3889.004" calcext:value-type="float">
            <text:p>3889.004</text:p>
          </table:table-cell>
          <table:table-cell office:value-type="float" office:value="3806.051" calcext:value-type="float">
            <text:p>3806.051</text:p>
          </table:table-cell>
          <table:table-cell office:value-type="float" office:value="3752.531" calcext:value-type="float">
            <text:p>3752.531</text:p>
          </table:table-cell>
          <table:table-cell table:formula="of:=AVERAGE([.B2:.F2])" office:value-type="float" office:value="4004.7278" calcext:value-type="float">
            <text:p>4004.7278</text:p>
          </table:table-cell>
          <table:table-cell table:formula="of:=STDEV([.B2:.F2])" office:value-type="float" office:value="458.313855523374" calcext:value-type="float">
            <text:p>458.313855523374</text:p>
          </table:table-cell>
          <table:table-cell table:formula="of:=100*[.H2]/[.G2]" office:value-type="float" office:value="11.4443197743271" calcext:value-type="float">
            <text:p>11.44431977432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703.835" calcext:value-type="float">
            <text:p>703.835</text:p>
          </table:table-cell>
          <table:table-cell office:value-type="float" office:value="490.437" calcext:value-type="float">
            <text:p>490.437</text:p>
          </table:table-cell>
          <table:table-cell table:style-name="ce1" office:value-type="float" office:value="524.182" calcext:value-type="float">
            <text:p>524.182</text:p>
          </table:table-cell>
          <table:table-cell office:value-type="float" office:value="501.36" calcext:value-type="float">
            <text:p>501.36</text:p>
          </table:table-cell>
          <table:table-cell office:value-type="float" office:value="480.065" calcext:value-type="float">
            <text:p>480.065</text:p>
          </table:table-cell>
          <table:table-cell table:formula="of:=AVERAGE([.B3:.F3])" office:value-type="float" office:value="539.9758" calcext:value-type="float">
            <text:p>539.9758</text:p>
          </table:table-cell>
          <table:table-cell table:formula="of:=STDEV([.B3:.F3])" office:value-type="float" office:value="93.0508707842114" calcext:value-type="float">
            <text:p>93.0508707842114</text:p>
          </table:table-cell>
          <table:table-cell table:formula="of:=100*[.H3]/[.G3]" office:value-type="float" office:value="17.2324150053042" calcext:value-type="float">
            <text:p>17.23241500530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6445.079" calcext:value-type="float">
            <text:p>6445.079</text:p>
          </table:table-cell>
          <table:table-cell office:value-type="float" office:value="3714.951" calcext:value-type="float">
            <text:p>3714.951</text:p>
          </table:table-cell>
          <table:table-cell table:style-name="ce1" office:value-type="float" office:value="3161.208" calcext:value-type="float">
            <text:p>3161.208</text:p>
          </table:table-cell>
          <table:table-cell office:value-type="float" office:value="2330.654" calcext:value-type="float">
            <text:p>2330.654</text:p>
          </table:table-cell>
          <table:table-cell office:value-type="float" office:value="2560.923" calcext:value-type="float">
            <text:p>2560.923</text:p>
          </table:table-cell>
          <table:table-cell table:formula="of:=AVERAGE([.B4:.F4])" office:value-type="float" office:value="3642.563" calcext:value-type="float">
            <text:p>3642.563</text:p>
          </table:table-cell>
          <table:table-cell table:formula="of:=STDEV([.B4:.F4])" office:value-type="float" office:value="1656.96174538717" calcext:value-type="float">
            <text:p>1656.96174538717</text:p>
          </table:table-cell>
          <table:table-cell table:formula="of:=100*[.H4]/[.G4]" office:value-type="float" office:value="45.4888973886566" calcext:value-type="float">
            <text:p>45.48889738865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663.251" calcext:value-type="float">
            <text:p>663.251</text:p>
          </table:table-cell>
          <table:table-cell office:value-type="float" office:value="505.171" calcext:value-type="float">
            <text:p>505.171</text:p>
          </table:table-cell>
          <table:table-cell table:style-name="ce1" office:value-type="float" office:value="481.427" calcext:value-type="float">
            <text:p>481.427</text:p>
          </table:table-cell>
          <table:table-cell office:value-type="float" office:value="489.098" calcext:value-type="float">
            <text:p>489.098</text:p>
          </table:table-cell>
          <table:table-cell office:value-type="float" office:value="451.83" calcext:value-type="float">
            <text:p>451.83</text:p>
          </table:table-cell>
          <table:table-cell table:formula="of:=AVERAGE([.B5:.F5])" office:value-type="float" office:value="518.1554" calcext:value-type="float">
            <text:p>518.1554</text:p>
          </table:table-cell>
          <table:table-cell table:formula="of:=STDEV([.B5:.F5])" office:value-type="float" office:value="83.3871907567343" calcext:value-type="float">
            <text:p>83.3871907567343</text:p>
          </table:table-cell>
          <table:table-cell table:formula="of:=100*[.H5]/[.G5]" office:value-type="float" office:value="16.0930853478965" calcext:value-type="float">
            <text:p>16.09308534789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12828.016" calcext:value-type="float">
            <text:p>12828.016</text:p>
          </table:table-cell>
          <table:table-cell office:value-type="float" office:value="9895.825" calcext:value-type="float">
            <text:p>9895.825</text:p>
          </table:table-cell>
          <table:table-cell table:style-name="ce1" office:value-type="float" office:value="10635.544" calcext:value-type="float">
            <text:p>10635.544</text:p>
          </table:table-cell>
          <table:table-cell office:value-type="float" office:value="9269.362" calcext:value-type="float">
            <text:p>9269.362</text:p>
          </table:table-cell>
          <table:table-cell office:value-type="float" office:value="8277.006" calcext:value-type="float">
            <text:p>8277.006</text:p>
          </table:table-cell>
          <table:table-cell table:formula="of:=AVERAGE([.B6:.F6])" office:value-type="float" office:value="10181.1506" calcext:value-type="float">
            <text:p>10181.1506</text:p>
          </table:table-cell>
          <table:table-cell table:formula="of:=STDEV([.B6:.F6])" office:value-type="float" office:value="1713.97969755298" calcext:value-type="float">
            <text:p>1713.97969755298</text:p>
          </table:table-cell>
          <table:table-cell table:formula="of:=100*[.H6]/[.G6]" office:value-type="float" office:value="16.8348329662561" calcext:value-type="float">
            <text:p>16.83483296625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6840.693" calcext:value-type="float">
            <text:p>6840.693</text:p>
          </table:table-cell>
          <table:table-cell office:value-type="float" office:value="5130.182" calcext:value-type="float">
            <text:p>5130.182</text:p>
          </table:table-cell>
          <table:table-cell table:style-name="ce1" office:value-type="float" office:value="4201.931" calcext:value-type="float">
            <text:p>4201.931</text:p>
          </table:table-cell>
          <table:table-cell office:value-type="float" office:value="4070.045" calcext:value-type="float">
            <text:p>4070.045</text:p>
          </table:table-cell>
          <table:table-cell office:value-type="float" office:value="3722.081" calcext:value-type="float">
            <text:p>3722.081</text:p>
          </table:table-cell>
          <table:table-cell table:formula="of:=AVERAGE([.B7:.F7])" office:value-type="float" office:value="4792.9864" calcext:value-type="float">
            <text:p>4792.9864</text:p>
          </table:table-cell>
          <table:table-cell table:formula="of:=STDEV([.B7:.F7])" office:value-type="float" office:value="1257.54048859224" calcext:value-type="float">
            <text:p>1257.54048859224</text:p>
          </table:table-cell>
          <table:table-cell table:formula="of:=100*[.H7]/[.G7]" office:value-type="float" office:value="26.2370969504991" calcext:value-type="float">
            <text:p>26.23709695049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31614.848" calcext:value-type="float">
            <text:p>31614.848</text:p>
          </table:table-cell>
          <table:table-cell office:value-type="float" office:value="27247.883" calcext:value-type="float">
            <text:p>27247.883</text:p>
          </table:table-cell>
          <table:table-cell table:style-name="ce1" office:value-type="float" office:value="24050.513" calcext:value-type="float">
            <text:p>24050.513</text:p>
          </table:table-cell>
          <table:table-cell office:value-type="float" office:value="27861.351" calcext:value-type="float">
            <text:p>27861.351</text:p>
          </table:table-cell>
          <table:table-cell office:value-type="float" office:value="29284.52" calcext:value-type="float">
            <text:p>29284.52</text:p>
          </table:table-cell>
          <table:table-cell table:formula="of:=AVERAGE([.B8:.F8])" office:value-type="float" office:value="28011.823" calcext:value-type="float">
            <text:p>28011.823</text:p>
          </table:table-cell>
          <table:table-cell table:formula="of:=STDEV([.B8:.F8])" office:value-type="float" office:value="2779.37807193075" calcext:value-type="float">
            <text:p>2779.37807193075</text:p>
          </table:table-cell>
          <table:table-cell table:formula="of:=100*[.H8]/[.G8]" office:value-type="float" office:value="9.92216062457182" calcext:value-type="float">
            <text:p>9.922160624571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97852.826" calcext:value-type="float">
            <text:p>97852.826</text:p>
          </table:table-cell>
          <table:table-cell office:value-type="float" office:value="99856.042" calcext:value-type="float">
            <text:p>99856.042</text:p>
          </table:table-cell>
          <table:table-cell table:style-name="ce2" office:value-type="float" office:value="102542.216" calcext:value-type="float">
            <text:p>102542.216</text:p>
          </table:table-cell>
          <table:table-cell office:value-type="float" office:value="98990.352" calcext:value-type="float">
            <text:p>98990.352</text:p>
          </table:table-cell>
          <table:table-cell office:value-type="float" office:value="99468.709" calcext:value-type="float">
            <text:p>99468.709</text:p>
          </table:table-cell>
          <table:table-cell table:formula="of:=AVERAGE([.B9:.F9])" office:value-type="float" office:value="99742.029" calcext:value-type="float">
            <text:p>99742.029</text:p>
          </table:table-cell>
          <table:table-cell table:formula="of:=STDEV([.B9:.F9])" office:value-type="float" office:value="1736.58114618033" calcext:value-type="float">
            <text:p>1736.58114618033</text:p>
          </table:table-cell>
          <table:table-cell table:formula="of:=100*[.H9]/[.G9]" office:value-type="float" office:value="1.74107260859946" calcext:value-type="float">
            <text:p>1.741072608599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Query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Deviation</text:p>
          </table:table-cell>
          <table:table-cell office:value-type="string" calcext:value-type="string">
            <text:p>coefficient of vari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number-columns-repeated="5"/>
          <table:table-cell table:formula="of:=AVERAGE([.B15:.F15])" office:value-type="string" office:string-value="" calcext:value-type="error">
            <text:p>#DIV/0!</text:p>
          </table:table-cell>
          <table:table-cell table:formula="of:=STDEV([.B15:.F15])" office:value-type="string" office:string-value="" calcext:value-type="error">
            <text:p>#DIV/0!</text:p>
          </table:table-cell>
          <table:table-cell table:formula="of:=100*[.H15]/[.G1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/>
          <table:table-cell table:style-name="ce3" table:number-columns-repeated="4"/>
          <table:table-cell table:formula="of:=AVERAGE([.B16:.F16])" office:value-type="string" office:string-value="" calcext:value-type="error">
            <text:p>#DIV/0!</text:p>
          </table:table-cell>
          <table:table-cell table:formula="of:=STDEV([.B16:.F16])" office:value-type="string" office:string-value="" calcext:value-type="error">
            <text:p>#DIV/0!</text:p>
          </table:table-cell>
          <table:table-cell table:formula="of:=100*[.H16]/[.G1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table:number-columns-repeated="5"/>
          <table:table-cell table:formula="of:=AVERAGE([.B17:.F17])" office:value-type="string" office:string-value="" calcext:value-type="error">
            <text:p>#DIV/0!</text:p>
          </table:table-cell>
          <table:table-cell table:formula="of:=STDEV([.B17:.F17])" office:value-type="string" office:string-value="" calcext:value-type="error">
            <text:p>#DIV/0!</text:p>
          </table:table-cell>
          <table:table-cell table:formula="of:=100*[.H17]/[.G1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number-columns-repeated="5"/>
          <table:table-cell table:formula="of:=AVERAGE([.B18:.F18])" office:value-type="string" office:string-value="" calcext:value-type="error">
            <text:p>#DIV/0!</text:p>
          </table:table-cell>
          <table:table-cell table:formula="of:=STDEV([.B18:.F18])" office:value-type="string" office:string-value="" calcext:value-type="error">
            <text:p>#DIV/0!</text:p>
          </table:table-cell>
          <table:table-cell table:formula="of:=100*[.H18]/[.G1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number-columns-repeated="5"/>
          <table:table-cell table:formula="of:=AVERAGE([.B19:.F19])" office:value-type="string" office:string-value="" calcext:value-type="error">
            <text:p>#DIV/0!</text:p>
          </table:table-cell>
          <table:table-cell table:formula="of:=STDEV([.B19:.F19])" office:value-type="string" office:string-value="" calcext:value-type="error">
            <text:p>#DIV/0!</text:p>
          </table:table-cell>
          <table:table-cell table:formula="of:=100*[.H19]/[.G1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number-columns-repeated="5"/>
          <table:table-cell table:formula="of:=AVERAGE([.B20:.F20])" office:value-type="string" office:string-value="" calcext:value-type="error">
            <text:p>#DIV/0!</text:p>
          </table:table-cell>
          <table:table-cell table:formula="of:=STDEV([.B20:.F20])" office:value-type="string" office:string-value="" calcext:value-type="error">
            <text:p>#DIV/0!</text:p>
          </table:table-cell>
          <table:table-cell table:formula="of:=100*[.H20]/[.G2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table:number-columns-repeated="5"/>
          <table:table-cell table:formula="of:=AVERAGE([.B21:.F21])" office:value-type="string" office:string-value="" calcext:value-type="error">
            <text:p>#DIV/0!</text:p>
          </table:table-cell>
          <table:table-cell table:formula="of:=STDEV([.B21:.F21])" office:value-type="string" office:string-value="" calcext:value-type="error">
            <text:p>#DIV/0!</text:p>
          </table:table-cell>
          <table:table-cell table:formula="of:=100*[.H21]/[.G21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table:number-columns-repeated="2"/>
          <table:table-cell table:style-name="ce4"/>
          <table:table-cell table:style-name="ce3" table:number-columns-repeated="2"/>
          <table:table-cell table:formula="of:=AVERAGE([.B22:.F22])" office:value-type="string" office:string-value="" calcext:value-type="error">
            <text:p>#DIV/0!</text:p>
          </table:table-cell>
          <table:table-cell table:formula="of:=STDEV([.B22:.F22])" office:value-type="string" office:string-value="" calcext:value-type="error">
            <text:p>#DIV/0!</text:p>
          </table:table-cell>
          <table:table-cell table:formula="of:=100*[.H22]/[.G2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16:11:17.098276187</meta:creation-date>
    <dc:date>2019-11-14T23:33:00.626136291</dc:date>
    <meta:editing-duration>PT1H16M25S</meta:editing-duration>
    <meta:editing-cycles>1</meta:editing-cycles>
    <meta:document-statistic meta:table-count="1" meta:cell-count="124" meta:object-count="0"/>
    <meta:generator>LibreOffice/6.0.7.3$Linux_X86_64 LibreOffice_project/00m0$Build-3</meta:generator>
  </office:meta>
</office:document-meta>
</file>